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rd ersetzt durch</text:p>
          </table:table-cell>
          <table:table-cell office:value-type="string" calcext:value-type="string">
            <text:p>Eine zugehörige Ressource, die die beschriebene Ressource verdrängt, verdrängt oder überlagern kan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t Format von</text:p>
          </table:table-cell>
          <table:table-cell office:value-type="string" calcext:value-type="string">
            <text:p>Eine bereits vorhandene zugehörige Ressource, die im Wesentlichen die gleiche ist wie die beschriebene Ressource, jedoch in einem anderen Forma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t Teil von</text:p>
          </table:table-cell>
          <table:table-cell office:value-type="string" calcext:value-type="string">
            <text:p>Eine zugehörige Ressource, in der die beschriebene Ressource physisch oder logisch eingeschlossen ist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rd von referenziert durch</text:p>
          </table:table-cell>
          <table:table-cell office:value-type="string" calcext:value-type="string">
            <text:p>Eine zugehörige Ressource, die auf die beschriebene Ressource verweist, sie zitiert oder auf andere Weise verweis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t erforderlich von</text:p>
          </table:table-cell>
          <table:table-cell office:value-type="string" calcext:value-type="string">
            <text:p>Eine zugehörige Ressource, für die die beschriebene Ressource benötigt wird, um ihre Funktion, ihre Bereitstellung oder ihre Kohärenz zu unterstützen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t Version von</text:p>
          </table:table-cell>
          <table:table-cell office:value-type="string" calcext:value-type="string">
            <text:p>Eine zugehörige Ressource, von der die beschriebene Ressource eine Version, eine Edition oder eine Anpassung ist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t Format</text:p>
          </table:table-cell>
          <table:table-cell office:value-type="string" calcext:value-type="string">
            <text:p>Eine zugehörige Ressource, die im Wesentlichen mit der bereits zuvor beschriebenen Ressource übereinstimmt, jedoch in einem anderen Forma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t Teil</text:p>
          </table:table-cell>
          <table:table-cell office:value-type="string" calcext:value-type="string">
            <text:p>Eine zugehörige Ressource, die physisch oder logisch in der beschriebenen Ressource enthalten is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t Version</text:p>
          </table:table-cell>
          <table:table-cell office:value-type="string" calcext:value-type="string">
            <text:p>Eine zugehörige Ressource, die eine Version, eine Edition oder eine Anpassung der beschriebenen Ressource is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